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a3ba0" officeooo:paragraph-rsid="000a3ba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0" style:family="paragraph" style:parent-style-name="Standard">
      <style:paragraph-properties fo:text-align="start" style:justify-single-word="false"/>
      <style:text-properties officeooo:paragraph-rsid="001ee45d"/>
    </style:style>
    <style:style style:name="P11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2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4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15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16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17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18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19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20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21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22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38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39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40" style:family="paragraph" style:parent-style-name="Table_20_Contents">
      <style:paragraph-properties fo:text-align="start" style:justify-single-word="false"/>
      <style:text-properties officeooo:paragraph-rsid="00336292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0" style:family="text">
      <style:text-properties fo:font-variant="normal" fo:text-transform="none" fo:color="#000000" style:font-name="Liberation Serif" fo:letter-spacing="normal" fo:font-style="normal"/>
    </style:style>
    <style:style style:name="T11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officeooo:rsid="000dfa75" style:font-size-asian="18pt" style:font-size-complex="18pt"/>
    </style:style>
    <style:style style:name="T17" style:family="text">
      <style:text-properties fo:font-size="18pt" officeooo:rsid="00124f7a" style:font-size-asian="18pt" style:font-size-complex="18pt"/>
    </style:style>
    <style:style style:name="T18" style:family="text">
      <style:text-properties fo:font-size="18pt" officeooo:rsid="001ad10e" style:font-size-asian="18pt" style:font-weight-asian="bold" style:font-size-complex="18pt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1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2" style:family="text">
      <style:text-properties officeooo:rsid="000dfa75"/>
    </style:style>
    <style:style style:name="T23" style:family="text">
      <style:text-properties officeooo:rsid="001ad10e" style:font-size-asian="24pt" style:font-weight-asian="bold" style:font-size-complex="2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Benchmark on common datasets</text:p>
      <text:p text:style-name="P1"/>
      <text:p text:style-name="P2">Cifar10</text:p>
      <text:p text:style-name="P2"/>
      <text:p text:style-name="P10"><text:span text:style-name="T20">Dataset Description :</text:span><text:span text:style-name="T13"> </text:span><text:span text:style-name="T1">The CIFAR-10 dataset consists of 60000 32x32 colour images in 10 classes, with 6000 images per class. There are 50000 training images and 10000 test images.</text:span></text:p>
      <text:p text:style-name="P10"><text:line-break/><text:span text:style-name="T21">Preprocessing</text:span><text:span text:style-name="T22"> : </text:span><text:span text:style-name="T16">The images are in color, we convert them to grayscale. </text:span><text:span text:style-name="T17">We then downscale them to 16x16 and try to learn the mapping from the 16x16 to 32x32.</text:span></text:p>
      <text:p text:style-name="P22"/>
      <text:p text:style-name="P11"><text:span text:style-name="T21">R</text:span><text:span text:style-name="T19">esults :</text:span><text:span text:style-name="T15"> </text:span>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MSE</text:p>
          </table:table-cell>
          <table:table-cell table:style-name="Table1.C1" office:value-type="string">
            <text:p text:style-name="P16">PSNR</text:p>
          </table:table-cell>
        </table:table-row>
        <table:table-row>
          <table:table-cell table:style-name="Table1.A2" office:value-type="string">
            <text:p text:style-name="P16">Classic Interpolation</text:p>
          </table:table-cell>
          <table:table-cell table:style-name="Table1.A2" office:value-type="string">
            <text:p text:style-name="P16">0.006284319341182709</text:p>
          </table:table-cell>
          <table:table-cell table:style-name="Table1.C2" office:value-type="string">
            <text:p text:style-name="P16">22.054561614990234</text:p>
          </table:table-cell>
        </table:table-row>
        <table:table-row>
          <table:table-cell table:style-name="Table1.A2" office:value-type="string">
            <text:p text:style-name="P16">Our model</text:p>
          </table:table-cell>
          <table:table-cell table:style-name="Table1.A2" office:value-type="string">
            <text:p text:style-name="P19">0.0027114559583365917</text:p>
          </table:table-cell>
          <table:table-cell table:style-name="Table1.C2" office:value-type="string">
            <text:p text:style-name="P19">25.742395401000977</text:p>
          </table:table-cell>
        </table:table-row>
      </table:table>
      <text:p text:style-name="P23"/>
      <text:p text:style-name="P23"/>
      <text:p text:style-name="P5">Cifar100</text:p>
      <text:p text:style-name="P5"/>
      <text:p text:style-name="P9"><text:span text:style-name="T18">Dataset Description :</text:span><text:span text:style-name="T23"> </text:span><text:span text:style-name="T1">This dataset is just like the CIFAR-10, except it has 100 classes containing 600 images each.</text:span></text:p>
      <text:p text:style-name="P27"/>
      <text:p text:style-name="P10"><text:span text:style-name="T21">Preprocessing</text:span><text:span text:style-name="T22"> : </text:span><text:span text:style-name="T16">The images are in color, we convert them to grayscale. </text:span><text:span text:style-name="T17">We then downscale them to 16x16 and try to learn the mapping from the 16x16 to 32x32.</text:span></text:p>
      <text:p text:style-name="P28"/>
      <text:p text:style-name="P28"/>
      <text:p text:style-name="P28"/>
      <text:p text:style-name="P28"><text:soft-page-break/>put process in background google cloud</text:p>
      <text:p text:style-name="P28">put process in background google cloud</text:p>
      <text:p text:style-name="P12"><text:span text:style-name="T21">R</text:span><text:span text:style-name="T19">esults :</text:span><text:span text:style-name="T15"> </text:span>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MSE</text:p>
          </table:table-cell>
          <table:table-cell table:style-name="Table2.C1" office:value-type="string">
            <text:p text:style-name="P17">PSNR</text:p>
          </table:table-cell>
        </table:table-row>
        <table:table-row>
          <table:table-cell table:style-name="Table2.A2" office:value-type="string">
            <text:p text:style-name="P17">Classic Interpolation</text:p>
          </table:table-cell>
          <table:table-cell table:style-name="Table2.A2" office:value-type="string">
            <text:p text:style-name="P17">0.006189056053757668</text:p>
          </table:table-cell>
          <table:table-cell table:style-name="Table2.C2" office:value-type="string">
            <text:p text:style-name="P17">22.129812240600586</text:p>
          </table:table-cell>
        </table:table-row>
        <table:table-row>
          <table:table-cell table:style-name="Table2.A2" office:value-type="string">
            <text:p text:style-name="P17">Our model</text:p>
          </table:table-cell>
          <table:table-cell table:style-name="Table2.A2" office:value-type="string">
            <text:p text:style-name="P20">0.0025302732639014723</text:p>
          </table:table-cell>
          <table:table-cell table:style-name="Table2.C2" office:value-type="string">
            <text:p text:style-name="P14">26.066076278686523</text:p>
          </table:table-cell>
        </table:table-row>
      </table:table>
      <text:p text:style-name="P29"/>
      <text:p text:style-name="P29"/>
      <text:p text:style-name="P6"><text:span text:style-name="T11">C</text:span><text:span text:style-name="T10">elebA</text:span></text:p>
      <text:p text:style-name="P35"/>
      <text:p text:style-name="P7"><text:span text:style-name="T8">Dataset Description :</text:span><text:span text:style-name="T10"> </text:span><text:span text:style-name="T5">We use a small version of the CelebA dataset. The original dataset has 20</text:span><text:span text:style-name="T7">2</text:span><text:span text:style-name="T5">’</text:span><text:span text:style-name="T7">599</text:span><text:span text:style-name="T5"> images of </text:span><text:span text:style-name="T6">178x218</text:span><text:span text:style-name="T5"> human faces, our version has 40’000 images.</text:span></text:p>
      <text:p text:style-name="P34"/>
      <text:p text:style-name="P8"><text:span text:style-name="T9">Preprocessing :</text:span><text:span text:style-name="T5"> </text:span><text:span text:style-name="T2">The images are in color, we convert them to grayscale. </text:span><text:span text:style-name="T3">We then downscale them to </text:span><text:span text:style-name="T4">89</text:span><text:span text:style-name="T3">x</text:span><text:span text:style-name="T4">109</text:span><text:span text:style-name="T3"> and try to learn the mapping from the </text:span><text:span text:style-name="T4">89x109</text:span><text:span text:style-name="T3"> to </text:span><text:span text:style-name="T4">178x218</text:span><text:span text:style-name="T3">.</text:span></text:p>
      <text:p text:style-name="P30"/>
      <text:p text:style-name="P13"><text:span text:style-name="T21">R</text:span><text:span text:style-name="T19">esults :</text:span><text:span text:style-name="T15"> </text:span></text:p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MSE</text:p>
          </table:table-cell>
          <table:table-cell table:style-name="Table3.C1" office:value-type="string">
            <text:p text:style-name="P18">PSNR</text:p>
          </table:table-cell>
        </table:table-row>
        <table:table-row>
          <table:table-cell table:style-name="Table3.A2" office:value-type="string">
            <text:p text:style-name="P18">Classic Interpolation</text:p>
          </table:table-cell>
          <table:table-cell table:style-name="Table3.A2" office:value-type="string">
            <text:p text:style-name="P18">0.0021288099233061075</text:p>
          </table:table-cell>
          <table:table-cell table:style-name="Table3.C2" office:value-type="string">
            <text:p text:style-name="P18">26.659648895263672</text:p>
          </table:table-cell>
        </table:table-row>
        <table:table-row>
          <table:table-cell table:style-name="Table3.A2" office:value-type="string">
            <text:p text:style-name="P18">Our model</text:p>
          </table:table-cell>
          <table:table-cell table:style-name="Table3.A2" office:value-type="string">
            <text:p text:style-name="P21">0.0013096170732751489</text:p>
          </table:table-cell>
          <table:table-cell table:style-name="Table3.C2" office:value-type="string">
            <text:p text:style-name="P15">28.663249969482422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oft-page-break/><text:span text:style-name="T12">Result with our dataset</text:span> </text:p>
      <text:p text:style-name="P33"/>
      <text:p text:style-name="P36">Single frame loss</text:p>
      <text:p text:style-name="P33"/>
      <text:p text:style-name="P37"><text:span text:style-name="T21">R</text:span><text:span text:style-name="T19">esults :</text:span><text:span text:style-name="T15"> </text:span></text:p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38">MSE</text:p>
          </table:table-cell>
          <table:table-cell table:style-name="Table4.C1" office:value-type="string">
            <text:p text:style-name="P38">PSNR</text:p>
          </table:table-cell>
        </table:table-row>
        <table:table-row>
          <table:table-cell table:style-name="Table4.A2" office:value-type="string">
            <text:p text:style-name="P38">Classic Interpolation</text:p>
          </table:table-cell>
          <table:table-cell table:style-name="Table4.A2" office:value-type="string">
            <text:p text:style-name="P38">0.0021288099233061075</text:p>
          </table:table-cell>
          <table:table-cell table:style-name="Table4.C2" office:value-type="string">
            <text:p text:style-name="P38">26.659648895263672</text:p>
          </table:table-cell>
        </table:table-row>
        <table:table-row>
          <table:table-cell table:style-name="Table4.A2" office:value-type="string">
            <text:p text:style-name="P38">Our model</text:p>
          </table:table-cell>
          <table:table-cell table:style-name="Table4.A2" office:value-type="string">
            <text:p text:style-name="P39">0.0013096170732751489</text:p>
          </table:table-cell>
          <table:table-cell table:style-name="Table4.C2" office:value-type="string">
            <text:p text:style-name="P40">28.663249969482422</text:p>
          </table:table-cell>
        </table:table-row>
      </table:table>
      <text:p text:style-name="P32"/>
      <text:p text:style-name="P36">Dual frame lo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05T20:51:42.166735444</dc:date>
    <meta:editing-duration>PT13H50M21S</meta:editing-duration>
    <meta:editing-cycles>34</meta:editing-cycles>
    <meta:document-statistic meta:table-count="4" meta:image-count="0" meta:object-count="0" meta:page-count="3" meta:paragraph-count="51" meta:word-count="239" meta:character-count="1607" meta:non-whitespace-character-count="1413"/>
  </office:meta>
</office:document-meta>
</file>